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868.28pt" svg:height="556.58pt" svg:x="408.7pt" svg:y="19.47pt">
            <draw:object draw:notify-on-update-of-ranges="bszsum.A2:bszsum.A4 bszsum.B2:bszsum.B2 bszsum.C2:bszsum.C4 bszsum.A5:bszsum.A7 bszsum.B5:bszsum.B5 bszsum.C5:bszsum.C7 bszsum.A8:bszsum.A10 bszsum.B8:bszsum.B8 bszsum.C8:bszsum.C10 bszsum.A11:bszsum.A13 bszsum.B11:bszsum.B11 bszsum.C11:bszsum.C13 bszsum.A14:bszsum.A16 bszsum.B14:bszsum.B14 bszsum.C14:bszsum.C16 bszsum.A17:bszsum.A19 bszsum.B17:bszsum.B17 bszsum.C17:bszsum.C19 bszsum.A20:bszsum.A22 bszsum.B20:bszsum.B20 bszsum.C20:bszsum.C22 bszsum.A23:bszsum.A25 bszsum.B23:bszsum.B23 bszsum.C23:bszsum.C25 bszsum.A26:bszsum.A28 bszsum.B26:bszsum.B26 bszsum.C26:bszsum.C28 bszsum.A29:bszsum.A31 bszsum.B29:bszsum.B29 bszsum.C29:bszsum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60.34pt" svg:height="618.32pt" svg:x="410.17pt" svg:y="623.31pt">
            <draw:object draw:notify-on-update-of-ranges="bszsum.A2:bszsum.A4 bszsum.B2:bszsum.B2 bszsum.D2:bszsum.D4 bszsum.A5:bszsum.A7 bszsum.B5:bszsum.B5 bszsum.D5:bszsum.D7 bszsum.A8:bszsum.A10 bszsum.B8:bszsum.B8 bszsum.D8:bszsum.D10 bszsum.A11:bszsum.A13 bszsum.B11:bszsum.B11 bszsum.D11:bszsum.D13 bszsum.A14:bszsum.A16 bszsum.B14:bszsum.B14 bszsum.D14:bszsum.D16 bszsum.A17:bszsum.A19 bszsum.B17:bszsum.B17 bszsum.D17:bszsum.D19 bszsum.A20:bszsum.A22 bszsum.B20:bszsum.B20 bszsum.D20:bszsum.D22 bszsum.A23:bszsum.A25 bszsum.B23:bszsum.B23 bszsum.D23:bszsum.D25 bszsum.A26:bszsum.A28 bszsum.B26:bszsum.B26 bszsum.D26:bszsum.D28 bszsum.A29:bszsum.A31 bszsum.B29:bszsum.B29 bszsum.D29:bszsum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58.84pt" svg:height="621.58pt" svg:x="1317.23pt" svg:y="619.99pt">
            <draw:object draw:notify-on-update-of-ranges="bszsum.A2:bszsum.A4 bszsum.B2:bszsum.B2 bszsum.E2:bszsum.E4 bszsum.A5:bszsum.A7 bszsum.B5:bszsum.B5 bszsum.E5:bszsum.E7 bszsum.A8:bszsum.A10 bszsum.B8:bszsum.B8 bszsum.E8:bszsum.E10 bszsum.A11:bszsum.A13 bszsum.B11:bszsum.B11 bszsum.E11:bszsum.E13 bszsum.A14:bszsum.A16 bszsum.B14:bszsum.B14 bszsum.E14:bszsum.E16 bszsum.A17:bszsum.A19 bszsum.B17:bszsum.B17 bszsum.E17:bszsum.E19 bszsum.A20:bszsum.A22 bszsum.B20:bszsum.B20 bszsum.E20:bszsum.E22 bszsum.A23:bszsum.A25 bszsum.B23:bszsum.B23 bszsum.E23:bszsum.E25 bszsum.A26:bszsum.A28 bszsum.B26:bszsum.B26 bszsum.E26:bszsum.E28 bszsum.A29:bszsum.A31 bszsum.B29:bszsum.B29 bszsum.E29:bszsum.E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10.343647460893" calcext:value-type="float">
            <text:p>210.343647460893</text:p>
          </table:table-cell>
          <table:table-cell office:value-type="float" office:value="0.817553051702562" calcext:value-type="float">
            <text:p>0.817553051702562</text:p>
          </table:table-cell>
          <table:table-cell office:value-type="float" office:value="1.04591160811178" calcext:value-type="float">
            <text:p>1.04591160811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8.967587404858" calcext:value-type="float">
            <text:p>218.967587404858</text:p>
          </table:table-cell>
          <table:table-cell office:value-type="float" office:value="0.819177642459475" calcext:value-type="float">
            <text:p>0.819177642459475</text:p>
          </table:table-cell>
          <table:table-cell office:value-type="float" office:value="1.00471688227647" calcext:value-type="float">
            <text:p>1.00471688227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0.718910030294" calcext:value-type="float">
            <text:p>220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05.166808652985" calcext:value-type="float">
            <text:p>405.166808652985</text:p>
          </table:table-cell>
          <table:table-cell office:value-type="float" office:value="0.798448957061644" calcext:value-type="float">
            <text:p>0.798448957061644</text:p>
          </table:table-cell>
          <table:table-cell office:value-type="float" office:value="1.03661367884841" calcext:value-type="float">
            <text:p>1.03661367884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2.598361736683" calcext:value-type="float">
            <text:p>422.598361736683</text:p>
          </table:table-cell>
          <table:table-cell office:value-type="float" office:value="0.789836709528082" calcext:value-type="float">
            <text:p>0.789836709528082</text:p>
          </table:table-cell>
          <table:table-cell office:value-type="float" office:value="0.993857033895291" calcext:value-type="float">
            <text:p>0.9938570338952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34.374796924511" calcext:value-type="float">
            <text:p>334.374796924511</text:p>
          </table:table-cell>
          <table:table-cell office:value-type="float" office:value="0.791540228709888" calcext:value-type="float">
            <text:p>0.791540228709888</text:p>
          </table:table-cell>
          <table:table-cell office:value-type="float" office:value="1.25608726045245" calcext:value-type="float">
            <text:p>1.25608726045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600.492186407773" calcext:value-type="float">
            <text:p>600.492186407773</text:p>
          </table:table-cell>
          <table:table-cell office:value-type="float" office:value="0.772720402290013" calcext:value-type="float">
            <text:p>0.772720402290013</text:p>
          </table:table-cell>
          <table:table-cell office:value-type="float" office:value="1.03249532528252" calcext:value-type="float">
            <text:p>1.03249532528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1.853686581119" calcext:value-type="float">
            <text:p>571.853686581119</text:p>
          </table:table-cell>
          <table:table-cell office:value-type="float" office:value="0.774739831417537" calcext:value-type="float">
            <text:p>0.774739831417537</text:p>
          </table:table-cell>
          <table:table-cell office:value-type="float" office:value="1.08420393433941" calcext:value-type="float">
            <text:p>1.084203934339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43.722360146038" calcext:value-type="float">
            <text:p>343.722360146038</text:p>
          </table:table-cell>
          <table:table-cell office:value-type="float" office:value="0.839248736433267" calcext:value-type="float">
            <text:p>0.839248736433267</text:p>
          </table:table-cell>
          <table:table-cell office:value-type="float" office:value="1.80380516659888" calcext:value-type="float">
            <text:p>1.80380516659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7.200674556036" calcext:value-type="float">
            <text:p>797.200674556036</text:p>
          </table:table-cell>
          <table:table-cell office:value-type="float" office:value="0.727294407583801" calcext:value-type="float">
            <text:p>0.727294407583801</text:p>
          </table:table-cell>
          <table:table-cell office:value-type="float" office:value="1.02860185261245" calcext:value-type="float">
            <text:p>1.02860185261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559.366220838841" calcext:value-type="float">
            <text:p>559.366220838841</text:p>
          </table:table-cell>
          <table:table-cell office:value-type="float" office:value="0.781016264603632" calcext:value-type="float">
            <text:p>0.781016264603632</text:p>
          </table:table-cell>
          <table:table-cell office:value-type="float" office:value="1.46595124532007" calcext:value-type="float">
            <text:p>1.4659512453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45.842288783569" calcext:value-type="float">
            <text:p>345.842288783569</text:p>
          </table:table-cell>
          <table:table-cell office:value-type="float" office:value="0.848535621257997" calcext:value-type="float">
            <text:p>0.848535621257997</text:p>
          </table:table-cell>
          <table:table-cell office:value-type="float" office:value="2.37113722101491" calcext:value-type="float">
            <text:p>2.371137221014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94.826225336684" calcext:value-type="float">
            <text:p>594.826225336684</text:p>
          </table:table-cell>
          <table:table-cell office:value-type="float" office:value="0.822211584211926" calcext:value-type="float">
            <text:p>0.822211584211926</text:p>
          </table:table-cell>
          <table:table-cell office:value-type="float" office:value="1.71480034508872" calcext:value-type="float">
            <text:p>1.71480034508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0.998451887166" calcext:value-type="float">
            <text:p>350.998451887166</text:p>
          </table:table-cell>
          <table:table-cell office:value-type="float" office:value="0.879145352818306" calcext:value-type="float">
            <text:p>0.879145352818306</text:p>
          </table:table-cell>
          <table:table-cell office:value-type="float" office:value="2.90604015735316" calcext:value-type="float">
            <text:p>2.90604015735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943.945826363698" calcext:value-type="float">
            <text:p>943.945826363698</text:p>
          </table:table-cell>
          <table:table-cell office:value-type="float" office:value="0.740856581731695" calcext:value-type="float">
            <text:p>0.740856581731695</text:p>
          </table:table-cell>
          <table:table-cell office:value-type="float" office:value="1.29245307161472" calcext:value-type="float">
            <text:p>1.29245307161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30.88516152128" calcext:value-type="float">
            <text:p>630.88516152128</text:p>
          </table:table-cell>
          <table:table-cell office:value-type="float" office:value="0.842494859724397" calcext:value-type="float">
            <text:p>0.842494859724397</text:p>
          </table:table-cell>
          <table:table-cell office:value-type="float" office:value="1.93383257495574" calcext:value-type="float">
            <text:p>1.933832574955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967.254053802076" calcext:value-type="float">
            <text:p>967.254053802076</text:p>
          </table:table-cell>
          <table:table-cell office:value-type="float" office:value="0.751128612516238" calcext:value-type="float">
            <text:p>0.751128612516238</text:p>
          </table:table-cell>
          <table:table-cell office:value-type="float" office:value="1.46808518712595" calcext:value-type="float">
            <text:p>1.468085187125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38.76443669176" calcext:value-type="float">
            <text:p>638.76443669176</text:p>
          </table:table-cell>
          <table:table-cell office:value-type="float" office:value="0.85351317736847" calcext:value-type="float">
            <text:p>0.85351317736847</text:p>
          </table:table-cell>
          <table:table-cell office:value-type="float" office:value="2.22309299266087" calcext:value-type="float">
            <text:p>2.22309299266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55.926400856414" calcext:value-type="float">
            <text:p>355.926400856414</text:p>
          </table:table-cell>
          <table:table-cell office:value-type="float" office:value="0.90143494046798" calcext:value-type="float">
            <text:p>0.90143494046798</text:p>
          </table:table-cell>
          <table:table-cell office:value-type="float" office:value="3.98975514138283" calcext:value-type="float">
            <text:p>3.98975514138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009.28068090762" calcext:value-type="float">
            <text:p>1009.28068090762</text:p>
          </table:table-cell>
          <table:table-cell office:value-type="float" office:value="0.76042035297584" calcext:value-type="float">
            <text:p>0.76042035297584</text:p>
          </table:table-cell>
          <table:table-cell office:value-type="float" office:value="1.60510913071796" calcext:value-type="float">
            <text:p>1.60510913071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45.16803625511" calcext:value-type="float">
            <text:p>645.16803625511</text:p>
          </table:table-cell>
          <table:table-cell office:value-type="float" office:value="0.86203984531539" calcext:value-type="float">
            <text:p>0.86203984531539</text:p>
          </table:table-cell>
          <table:table-cell office:value-type="float" office:value="2.51099115592752" calcext:value-type="float">
            <text:p>2.51099115592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1.442722157051" calcext:value-type="float">
            <text:p>361.442722157051</text:p>
          </table:table-cell>
          <table:table-cell office:value-type="float" office:value="0.892903028528536" calcext:value-type="float">
            <text:p>0.892903028528536</text:p>
          </table:table-cell>
          <table:table-cell office:value-type="float" office:value="4.48214788231686" calcext:value-type="float">
            <text:p>4.48214788231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1027.56177277109" calcext:value-type="float">
            <text:p>1027.56177277109</text:p>
          </table:table-cell>
          <table:table-cell office:value-type="float" office:value="0.774625178265325" calcext:value-type="float">
            <text:p>0.774625178265325</text:p>
          </table:table-cell>
          <table:table-cell office:value-type="float" office:value="1.77118596328654" calcext:value-type="float">
            <text:p>1.77118596328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48.853582257068" calcext:value-type="float">
            <text:p>648.853582257068</text:p>
          </table:table-cell>
          <table:table-cell office:value-type="float" office:value="0.86416341603725" calcext:value-type="float">
            <text:p>0.86416341603725</text:p>
          </table:table-cell>
          <table:table-cell office:value-type="float" office:value="2.8049720242976" calcext:value-type="float">
            <text:p>2.80497202429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56.642141193296" calcext:value-type="float">
            <text:p>356.642141193296</text:p>
          </table:table-cell>
          <table:table-cell office:value-type="float" office:value="0.91283570468326" calcext:value-type="float">
            <text:p>0.91283570468326</text:p>
          </table:table-cell>
          <table:table-cell office:value-type="float" office:value="5.10331993476677" calcext:value-type="float">
            <text:p>5.10331993476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047.20399125739" calcext:value-type="float">
            <text:p>1047.20399125739</text:p>
          </table:table-cell>
          <table:table-cell office:value-type="float" office:value="0.77923202490081" calcext:value-type="float">
            <text:p>0.77923202490081</text:p>
          </table:table-cell>
          <table:table-cell office:value-type="float" office:value="1.92894712791106" calcext:value-type="float">
            <text:p>1.92894712791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50.254155905606" calcext:value-type="float">
            <text:p>650.254155905606</text:p>
          </table:table-cell>
          <table:table-cell office:value-type="float" office:value="0.871597774169633" calcext:value-type="float">
            <text:p>0.871597774169633</text:p>
          </table:table-cell>
          <table:table-cell office:value-type="float" office:value="3.10647985501249" calcext:value-type="float">
            <text:p>3.106479855012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3:09:34.562026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dc:date>2018-08-13T14:17:55.364402760</dc:date>
    <meta:editing-duration>PT1H10M26S</meta:editing-duration>
    <meta:editing-cycles>2</meta:editing-cycles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632cm" svg:height="19.636cm" xlink:href=".." xlink:type="simple" chart:class="chart:scatter" chart:style-name="ch1">
        <chart:title svg:x="14.086cm" svg:y="0.528cm" chart:style-name="ch2">
          <text:p>Throughput</text:p>
        </chart:title>
        <chart:legend chart:legend-position="end" svg:x="28.479cm" svg:y="7.353cm" style:legend-expansion="high" chart:style-name="ch3"/>
        <chart:plot-area chart:style-name="ch4" table:cell-range-address="bszsum.A2:bszsum.A4 bszsum.B2:bszsum.B2 bszsum.C2:bszsum.C31 bszsum.B5:bszsum.B5 bszsum.B8:bszsum.B8 bszsum.B11:bszsum.B11 bszsum.B14:bszsum.B14 bszsum.B17:bszsum.B17 bszsum.B20:bszsum.B20 bszsum.B23:bszsum.B23 bszsum.B26:bszsum.B26 bszsum.B29:bszsum.B29" chart:data-source-has-labels="row" svg:x="0.612cm" svg:y="1.691cm" svg:width="27.255cm" svg:height="17.553cm">
          <chartooo:coordinate-region svg:x="1.47cm" svg:y="1.883cm" svg:width="25.991cm" svg:height="16.72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C2:bszsum.C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C5:bszsum.C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C8:bszsum.C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C11:bszsum.C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C14:bszsum.C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C17:bszsum.C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C20:bszsum.C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C23:bszsum.C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C26:bszsum.C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C29:bszsum.C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210.343647460893">
                <text:p>210.343647460893</text:p>
                <draw:g>
                  <svg:desc>bszsum.C2:bszsum.C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405.166808652985">
                <text:p>405.166808652985</text:p>
                <draw:g>
                  <svg:desc>bszsum.C5:bszsum.C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600.492186407773">
                <text:p>600.492186407773</text:p>
                <draw:g>
                  <svg:desc>bszsum.C8:bszsum.C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797.200674556036">
                <text:p>797.200674556036</text:p>
                <draw:g>
                  <svg:desc>bszsum.C11:bszsum.C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915.768455831189">
                <text:p>915.768455831189</text:p>
                <draw:g>
                  <svg:desc>bszsum.C14:bszsum.C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943.945826363698">
                <text:p>943.945826363698</text:p>
                <draw:g>
                  <svg:desc>bszsum.C17:bszsum.C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967.254053802076">
                <text:p>967.254053802076</text:p>
                <draw:g>
                  <svg:desc>bszsum.C20:bszsum.C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009.28068090762">
                <text:p>1009.28068090762</text:p>
                <draw:g>
                  <svg:desc>bszsum.C23:bszsum.C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1027.56177277109">
                <text:p>1027.56177277109</text:p>
                <draw:g>
                  <svg:desc>bszsum.C26:bszsum.C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047.20399125739">
                <text:p>1047.20399125739</text:p>
                <draw:g>
                  <svg:desc>bszsum.C29:bszsum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8.967587404858">
                <text:p>218.967587404858</text:p>
              </table:table-cell>
              <table:table-cell office:value-type="float" office:value="8">
                <text:p>8</text:p>
              </table:table-cell>
              <table:table-cell office:value-type="float" office:value="422.598361736683">
                <text:p>422.598361736683</text:p>
              </table:table-cell>
              <table:table-cell office:value-type="float" office:value="8">
                <text:p>8</text:p>
              </table:table-cell>
              <table:table-cell office:value-type="float" office:value="571.853686581119">
                <text:p>571.853686581119</text:p>
              </table:table-cell>
              <table:table-cell office:value-type="float" office:value="8">
                <text:p>8</text:p>
              </table:table-cell>
              <table:table-cell office:value-type="float" office:value="559.366220838841">
                <text:p>559.366220838841</text:p>
              </table:table-cell>
              <table:table-cell office:value-type="float" office:value="8">
                <text:p>8</text:p>
              </table:table-cell>
              <table:table-cell office:value-type="float" office:value="594.826225336684">
                <text:p>594.826225336684</text:p>
              </table:table-cell>
              <table:table-cell office:value-type="float" office:value="8">
                <text:p>8</text:p>
              </table:table-cell>
              <table:table-cell office:value-type="float" office:value="630.88516152128">
                <text:p>630.88516152128</text:p>
              </table:table-cell>
              <table:table-cell office:value-type="float" office:value="8">
                <text:p>8</text:p>
              </table:table-cell>
              <table:table-cell office:value-type="float" office:value="638.76443669176">
                <text:p>638.76443669176</text:p>
              </table:table-cell>
              <table:table-cell office:value-type="float" office:value="8">
                <text:p>8</text:p>
              </table:table-cell>
              <table:table-cell office:value-type="float" office:value="645.16803625511">
                <text:p>645.16803625511</text:p>
              </table:table-cell>
              <table:table-cell office:value-type="float" office:value="8">
                <text:p>8</text:p>
              </table:table-cell>
              <table:table-cell office:value-type="float" office:value="648.853582257068">
                <text:p>648.853582257068</text:p>
              </table:table-cell>
              <table:table-cell office:value-type="float" office:value="8">
                <text:p>8</text:p>
              </table:table-cell>
              <table:table-cell office:value-type="float" office:value="650.254155905606">
                <text:p>650.254155905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0.718910030294">
                <text:p>220.718910030294</text:p>
              </table:table-cell>
              <table:table-cell office:value-type="float" office:value="16">
                <text:p>16</text:p>
              </table:table-cell>
              <table:table-cell office:value-type="float" office:value="334.374796924511">
                <text:p>334.374796924511</text:p>
              </table:table-cell>
              <table:table-cell office:value-type="float" office:value="16">
                <text:p>16</text:p>
              </table:table-cell>
              <table:table-cell office:value-type="float" office:value="343.722360146038">
                <text:p>343.722360146038</text:p>
              </table:table-cell>
              <table:table-cell office:value-type="float" office:value="16">
                <text:p>16</text:p>
              </table:table-cell>
              <table:table-cell office:value-type="float" office:value="345.842288783569">
                <text:p>345.842288783569</text:p>
              </table:table-cell>
              <table:table-cell office:value-type="float" office:value="16">
                <text:p>16</text:p>
              </table:table-cell>
              <table:table-cell office:value-type="float" office:value="350.998451887166">
                <text:p>350.998451887166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55.926400856414">
                <text:p>355.926400856414</text:p>
              </table:table-cell>
              <table:table-cell office:value-type="float" office:value="16">
                <text:p>16</text:p>
              </table:table-cell>
              <table:table-cell office:value-type="float" office:value="361.442722157051">
                <text:p>361.442722157051</text:p>
              </table:table-cell>
              <table:table-cell office:value-type="float" office:value="16">
                <text:p>16</text:p>
              </table:table-cell>
              <table:table-cell office:value-type="float" office:value="356.642141193296">
                <text:p>356.642141193296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352cm" svg:height="21.814cm" xlink:href=".." xlink:type="simple" chart:class="chart:scatter" chart:style-name="ch1">
        <chart:title svg:x="14.104cm" svg:y="0.572cm" chart:style-name="ch2">
          <text:p>Overhead</text:p>
        </chart:title>
        <chart:legend chart:legend-position="end" svg:x="28.199cm" svg:y="8.442cm" style:legend-expansion="high" chart:style-name="ch3"/>
        <chart:plot-area chart:style-name="ch4" table:cell-range-address="bszsum.A2:bszsum.A4 bszsum.B2:bszsum.B2 bszsum.D2:bszsum.D31 bszsum.B5:bszsum.B5 bszsum.B8:bszsum.B8 bszsum.B11:bszsum.B11 bszsum.B14:bszsum.B14 bszsum.B17:bszsum.B17 bszsum.B20:bszsum.B20 bszsum.B23:bszsum.B23 bszsum.B26:bszsum.B26 bszsum.B29:bszsum.B29" chart:data-source-has-labels="row" svg:x="0.607cm" svg:y="1.779cm" svg:width="26.985cm" svg:height="19.599cm">
          <chartooo:coordinate-region svg:x="1.353cm" svg:y="1.971cm" svg:width="26.035cm" svg:height="18.7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szsum.D2:bszsum.D4" chart:label-cell-address="bszsum.B2:bszsum.B2" chart:class="chart:scatter">
            <chart:domain table:cell-range-address="bszsum.A2:bszsum.A4"/>
            <chart:data-point chart:repeated="3"/>
          </chart:series>
          <chart:series chart:style-name="ch9" chart:values-cell-range-address="bszsum.D5:bszsum.D7" chart:label-cell-address="bszsum.B5:bszsum.B5" chart:class="chart:scatter">
            <chart:domain table:cell-range-address="bszsum.A5:bszsum.A7"/>
            <chart:data-point chart:repeated="3"/>
          </chart:series>
          <chart:series chart:style-name="ch10" chart:values-cell-range-address="bszsum.D8:bszsum.D10" chart:label-cell-address="bszsum.B8:bszsum.B8" chart:class="chart:scatter">
            <chart:domain table:cell-range-address="bszsum.A8:bszsum.A10"/>
            <chart:data-point chart:repeated="3"/>
          </chart:series>
          <chart:series chart:style-name="ch11" chart:values-cell-range-address="bszsum.D11:bszsum.D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2" chart:values-cell-range-address="bszsum.D14:bszsum.D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3" chart:values-cell-range-address="bszsum.D17:bszsum.D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4" chart:values-cell-range-address="bszsum.D20:bszsum.D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5" chart:values-cell-range-address="bszsum.D23:bszsum.D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6" chart:values-cell-range-address="bszsum.D26:bszsum.D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7" chart:values-cell-range-address="bszsum.D29:bszsum.D31" chart:label-cell-address="bszsum.B29:bszsum.B29" chart:class="chart:scatter">
            <chart:domain table:cell-range-address="bszsum.A29:bszsum.A31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0.817553051702562">
                <text:p>0.817553051702562</text:p>
                <draw:g>
                  <svg:desc>bszsum.D2:bszsum.D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0.798448957061644">
                <text:p>0.798448957061644</text:p>
                <draw:g>
                  <svg:desc>bszsum.D5:bszsum.D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0.772720402290013">
                <text:p>0.772720402290013</text:p>
                <draw:g>
                  <svg:desc>bszsum.D8:bszsum.D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0.727294407583801">
                <text:p>0.727294407583801</text:p>
                <draw:g>
                  <svg:desc>bszsum.D11:bszsum.D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0.728743782330484">
                <text:p>0.728743782330484</text:p>
                <draw:g>
                  <svg:desc>bszsum.D14:bszsum.D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0.740856581731695">
                <text:p>0.740856581731695</text:p>
                <draw:g>
                  <svg:desc>bszsum.D17:bszsum.D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0.751128612516238">
                <text:p>0.751128612516238</text:p>
                <draw:g>
                  <svg:desc>bszsum.D20:bszsum.D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0.76042035297584">
                <text:p>0.76042035297584</text:p>
                <draw:g>
                  <svg:desc>bszsum.D23:bszsum.D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0.774625178265325">
                <text:p>0.774625178265325</text:p>
                <draw:g>
                  <svg:desc>bszsum.D26:bszsum.D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0.77923202490081">
                <text:p>0.77923202490081</text:p>
                <draw:g>
                  <svg:desc>bszsum.D29:bszsum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819177642459475">
                <text:p>0.819177642459475</text:p>
              </table:table-cell>
              <table:table-cell office:value-type="float" office:value="8">
                <text:p>8</text:p>
              </table:table-cell>
              <table:table-cell office:value-type="float" office:value="0.789836709528082">
                <text:p>0.789836709528082</text:p>
              </table:table-cell>
              <table:table-cell office:value-type="float" office:value="8">
                <text:p>8</text:p>
              </table:table-cell>
              <table:table-cell office:value-type="float" office:value="0.774739831417537">
                <text:p>0.774739831417537</text:p>
              </table:table-cell>
              <table:table-cell office:value-type="float" office:value="8">
                <text:p>8</text:p>
              </table:table-cell>
              <table:table-cell office:value-type="float" office:value="0.781016264603632">
                <text:p>0.781016264603632</text:p>
              </table:table-cell>
              <table:table-cell office:value-type="float" office:value="8">
                <text:p>8</text:p>
              </table:table-cell>
              <table:table-cell office:value-type="float" office:value="0.822211584211926">
                <text:p>0.822211584211926</text:p>
              </table:table-cell>
              <table:table-cell office:value-type="float" office:value="8">
                <text:p>8</text:p>
              </table:table-cell>
              <table:table-cell office:value-type="float" office:value="0.842494859724397">
                <text:p>0.842494859724397</text:p>
              </table:table-cell>
              <table:table-cell office:value-type="float" office:value="8">
                <text:p>8</text:p>
              </table:table-cell>
              <table:table-cell office:value-type="float" office:value="0.85351317736847">
                <text:p>0.85351317736847</text:p>
              </table:table-cell>
              <table:table-cell office:value-type="float" office:value="8">
                <text:p>8</text:p>
              </table:table-cell>
              <table:table-cell office:value-type="float" office:value="0.86203984531539">
                <text:p>0.86203984531539</text:p>
              </table:table-cell>
              <table:table-cell office:value-type="float" office:value="8">
                <text:p>8</text:p>
              </table:table-cell>
              <table:table-cell office:value-type="float" office:value="0.86416341603725">
                <text:p>0.86416341603725</text:p>
              </table:table-cell>
              <table:table-cell office:value-type="float" office:value="8">
                <text:p>8</text:p>
              </table:table-cell>
              <table:table-cell office:value-type="float" office:value="0.871597774169633">
                <text:p>0.871597774169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16">
                <text:p>16</text:p>
              </table:table-cell>
              <table:table-cell office:value-type="float" office:value="0.791540228709888">
                <text:p>0.791540228709888</text:p>
              </table:table-cell>
              <table:table-cell office:value-type="float" office:value="16">
                <text:p>16</text:p>
              </table:table-cell>
              <table:table-cell office:value-type="float" office:value="0.839248736433267">
                <text:p>0.839248736433267</text:p>
              </table:table-cell>
              <table:table-cell office:value-type="float" office:value="16">
                <text:p>16</text:p>
              </table:table-cell>
              <table:table-cell office:value-type="float" office:value="0.848535621257997">
                <text:p>0.848535621257997</text:p>
              </table:table-cell>
              <table:table-cell office:value-type="float" office:value="16">
                <text:p>16</text:p>
              </table:table-cell>
              <table:table-cell office:value-type="float" office:value="0.879145352818306">
                <text:p>0.879145352818306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143494046798">
                <text:p>0.90143494046798</text:p>
              </table:table-cell>
              <table:table-cell office:value-type="float" office:value="16">
                <text:p>16</text:p>
              </table:table-cell>
              <table:table-cell office:value-type="float" office:value="0.892903028528536">
                <text:p>0.892903028528536</text:p>
              </table:table-cell>
              <table:table-cell office:value-type="float" office:value="16">
                <text:p>16</text:p>
              </table:table-cell>
              <table:table-cell office:value-type="float" office:value="0.91283570468326">
                <text:p>0.91283570468326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299cm" svg:height="21.929cm" xlink:href=".." xlink:type="simple" chart:class="chart:scatter" chart:style-name="ch1">
        <chart:title svg:x="14.279cm" svg:y="0.574cm" chart:style-name="ch2">
          <text:p>Latency</text:p>
        </chart:title>
        <chart:legend chart:legend-position="end" svg:x="28.146cm" svg:y="8.499cm" style:legend-expansion="high" chart:style-name="ch3"/>
        <chart:plot-area chart:style-name="ch4" table:cell-range-address="bszsum.A2:bszsum.A4 bszsum.B2:bszsum.B2 bszsum.E2:bszsum.E31 bszsum.B5:bszsum.B5 bszsum.B8:bszsum.B8 bszsum.B11:bszsum.B11 bszsum.B14:bszsum.B14 bszsum.B17:bszsum.B17 bszsum.B20:bszsum.B20 bszsum.B23:bszsum.B23 bszsum.B26:bszsum.B26 bszsum.B29:bszsum.B29" chart:data-source-has-labels="row" svg:x="0.605cm" svg:y="1.783cm" svg:width="26.936cm" svg:height="19.708cm">
          <chartooo:coordinate-region svg:x="1.058cm" svg:y="1.975cm" svg:width="26.279cm" svg:height="18.8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szsum.E2:bszsum.E4" chart:label-cell-address="bszsum.B2:bszsum.B2" chart:class="chart:scatter">
            <chart:domain table:cell-range-address="bszsum.A2:bszsum.A4"/>
            <chart:data-point chart:repeated="3"/>
          </chart:series>
          <chart:series chart:style-name="ch8" chart:values-cell-range-address="bszsum.E5:bszsum.E7" chart:label-cell-address="bszsum.B5:bszsum.B5" chart:class="chart:scatter">
            <chart:domain table:cell-range-address="bszsum.A5:bszsum.A7"/>
            <chart:data-point chart:repeated="3"/>
          </chart:series>
          <chart:series chart:style-name="ch9" chart:values-cell-range-address="bszsum.E8:bszsum.E10" chart:label-cell-address="bszsum.B8:bszsum.B8" chart:class="chart:scatter">
            <chart:domain table:cell-range-address="bszsum.A8:bszsum.A10"/>
            <chart:data-point chart:repeated="3"/>
          </chart:series>
          <chart:series chart:style-name="ch10" chart:values-cell-range-address="bszsum.E11:bszsum.E13" chart:label-cell-address="bszsum.B11:bszsum.B11" chart:class="chart:scatter">
            <chart:domain table:cell-range-address="bszsum.A11:bszsum.A13"/>
            <chart:data-point chart:repeated="3"/>
          </chart:series>
          <chart:series chart:style-name="ch11" chart:values-cell-range-address="bszsum.E14:bszsum.E16" chart:label-cell-address="bszsum.B14:bszsum.B14" chart:class="chart:scatter">
            <chart:domain table:cell-range-address="bszsum.A14:bszsum.A16"/>
            <chart:data-point chart:repeated="3"/>
          </chart:series>
          <chart:series chart:style-name="ch12" chart:values-cell-range-address="bszsum.E17:bszsum.E19" chart:label-cell-address="bszsum.B17:bszsum.B17" chart:class="chart:scatter">
            <chart:domain table:cell-range-address="bszsum.A17:bszsum.A19"/>
            <chart:data-point chart:repeated="3"/>
          </chart:series>
          <chart:series chart:style-name="ch13" chart:values-cell-range-address="bszsum.E20:bszsum.E22" chart:label-cell-address="bszsum.B20:bszsum.B20" chart:class="chart:scatter">
            <chart:domain table:cell-range-address="bszsum.A20:bszsum.A22"/>
            <chart:data-point chart:repeated="3"/>
          </chart:series>
          <chart:series chart:style-name="ch14" chart:values-cell-range-address="bszsum.E23:bszsum.E25" chart:label-cell-address="bszsum.B23:bszsum.B23" chart:class="chart:scatter">
            <chart:domain table:cell-range-address="bszsum.A23:bszsum.A25"/>
            <chart:data-point chart:repeated="3"/>
          </chart:series>
          <chart:series chart:style-name="ch15" chart:values-cell-range-address="bszsum.E26:bszsum.E28" chart:label-cell-address="bszsum.B26:bszsum.B26" chart:class="chart:scatter">
            <chart:domain table:cell-range-address="bszsum.A26:bszsum.A28"/>
            <chart:data-point chart:repeated="3"/>
          </chart:series>
          <chart:series chart:style-name="ch16" chart:values-cell-range-address="bszsum.E29:bszsum.E31" chart:label-cell-address="bszsum.B29:bszsum.B29" chart:class="chart:scatter">
            <chart:domain table:cell-range-address="bszsum.A29:bszsum.A31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</text:p>
                <draw:g>
                  <svg:desc>bszsum.B5:bszsum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</text:p>
                <draw:g>
                  <svg:desc>bszsum.B8:bszsum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</text:p>
                <draw:g>
                  <svg:desc>bszsum.B11:bszsum.B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</text:p>
                <draw:g>
                  <svg:desc>bszsum.B17:bszsum.B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</text:p>
                <draw:g>
                  <svg:desc>bszsum.B20:bszsum.B2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</text:p>
                <draw:g>
                  <svg:desc>bszsum.B23:bszsum.B2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</text:p>
                <draw:g>
                  <svg:desc>bszsum.B29:bszsum.B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4</svg:desc>
                </draw:g>
              </table:table-cell>
              <table:table-cell office:value-type="float" office:value="1.04591160811178">
                <text:p>1.04591160811178</text:p>
                <draw:g>
                  <svg:desc>bszsum.E2:bszsum.E4</svg:desc>
                </draw:g>
              </table:table-cell>
              <table:table-cell office:value-type="float" office:value="4">
                <text:p>4</text:p>
                <draw:g>
                  <svg:desc>bszsum.A5:bszsum.A7</svg:desc>
                </draw:g>
              </table:table-cell>
              <table:table-cell office:value-type="float" office:value="1.03661367884841">
                <text:p>1.03661367884841</text:p>
                <draw:g>
                  <svg:desc>bszsum.E5:bszsum.E7</svg:desc>
                </draw:g>
              </table:table-cell>
              <table:table-cell office:value-type="float" office:value="4">
                <text:p>4</text:p>
                <draw:g>
                  <svg:desc>bszsum.A8:bszsum.A10</svg:desc>
                </draw:g>
              </table:table-cell>
              <table:table-cell office:value-type="float" office:value="1.03249532528252">
                <text:p>1.03249532528252</text:p>
                <draw:g>
                  <svg:desc>bszsum.E8:bszsum.E10</svg:desc>
                </draw:g>
              </table:table-cell>
              <table:table-cell office:value-type="float" office:value="4">
                <text:p>4</text:p>
                <draw:g>
                  <svg:desc>bszsum.A11:bszsum.A13</svg:desc>
                </draw:g>
              </table:table-cell>
              <table:table-cell office:value-type="float" office:value="1.02860185261245">
                <text:p>1.02860185261245</text:p>
                <draw:g>
                  <svg:desc>bszsum.E11:bszsum.E13</svg:desc>
                </draw:g>
              </table:table-cell>
              <table:table-cell office:value-type="float" office:value="4">
                <text:p>4</text:p>
                <draw:g>
                  <svg:desc>bszsum.A14:bszsum.A16</svg:desc>
                </draw:g>
              </table:table-cell>
              <table:table-cell office:value-type="float" office:value="1.11382023396849">
                <text:p>1.11382023396849</text:p>
                <draw:g>
                  <svg:desc>bszsum.E14:bszsum.E16</svg:desc>
                </draw:g>
              </table:table-cell>
              <table:table-cell office:value-type="float" office:value="4">
                <text:p>4</text:p>
                <draw:g>
                  <svg:desc>bszsum.A17:bszsum.A19</svg:desc>
                </draw:g>
              </table:table-cell>
              <table:table-cell office:value-type="float" office:value="1.29245307161472">
                <text:p>1.29245307161472</text:p>
                <draw:g>
                  <svg:desc>bszsum.E17:bszsum.E19</svg:desc>
                </draw:g>
              </table:table-cell>
              <table:table-cell office:value-type="float" office:value="4">
                <text:p>4</text:p>
                <draw:g>
                  <svg:desc>bszsum.A20:bszsum.A22</svg:desc>
                </draw:g>
              </table:table-cell>
              <table:table-cell office:value-type="float" office:value="1.46808518712595">
                <text:p>1.46808518712595</text:p>
                <draw:g>
                  <svg:desc>bszsum.E20:bszsum.E22</svg:desc>
                </draw:g>
              </table:table-cell>
              <table:table-cell office:value-type="float" office:value="4">
                <text:p>4</text:p>
                <draw:g>
                  <svg:desc>bszsum.A23:bszsum.A25</svg:desc>
                </draw:g>
              </table:table-cell>
              <table:table-cell office:value-type="float" office:value="1.60510913071796">
                <text:p>1.60510913071796</text:p>
                <draw:g>
                  <svg:desc>bszsum.E23:bszsum.E25</svg:desc>
                </draw:g>
              </table:table-cell>
              <table:table-cell office:value-type="float" office:value="4">
                <text:p>4</text:p>
                <draw:g>
                  <svg:desc>bszsum.A26:bszsum.A28</svg:desc>
                </draw:g>
              </table:table-cell>
              <table:table-cell office:value-type="float" office:value="1.77118596328654">
                <text:p>1.77118596328654</text:p>
                <draw:g>
                  <svg:desc>bszsum.E26:bszsum.E28</svg:desc>
                </draw:g>
              </table:table-cell>
              <table:table-cell office:value-type="float" office:value="4">
                <text:p>4</text:p>
                <draw:g>
                  <svg:desc>bszsum.A29:bszsum.A31</svg:desc>
                </draw:g>
              </table:table-cell>
              <table:table-cell office:value-type="float" office:value="1.92894712791106">
                <text:p>1.92894712791106</text:p>
                <draw:g>
                  <svg:desc>bszsum.E29:bszsum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0471688227647">
                <text:p>1.00471688227647</text:p>
              </table:table-cell>
              <table:table-cell office:value-type="float" office:value="8">
                <text:p>8</text:p>
              </table:table-cell>
              <table:table-cell office:value-type="float" office:value="0.993857033895291">
                <text:p>0.993857033895291</text:p>
              </table:table-cell>
              <table:table-cell office:value-type="float" office:value="8">
                <text:p>8</text:p>
              </table:table-cell>
              <table:table-cell office:value-type="float" office:value="1.08420393433941">
                <text:p>1.08420393433941</text:p>
              </table:table-cell>
              <table:table-cell office:value-type="float" office:value="8">
                <text:p>8</text:p>
              </table:table-cell>
              <table:table-cell office:value-type="float" office:value="1.46595124532007">
                <text:p>1.46595124532007</text:p>
              </table:table-cell>
              <table:table-cell office:value-type="float" office:value="8">
                <text:p>8</text:p>
              </table:table-cell>
              <table:table-cell office:value-type="float" office:value="1.71480034508872">
                <text:p>1.71480034508872</text:p>
              </table:table-cell>
              <table:table-cell office:value-type="float" office:value="8">
                <text:p>8</text:p>
              </table:table-cell>
              <table:table-cell office:value-type="float" office:value="1.93383257495574">
                <text:p>1.93383257495574</text:p>
              </table:table-cell>
              <table:table-cell office:value-type="float" office:value="8">
                <text:p>8</text:p>
              </table:table-cell>
              <table:table-cell office:value-type="float" office:value="2.22309299266087">
                <text:p>2.22309299266087</text:p>
              </table:table-cell>
              <table:table-cell office:value-type="float" office:value="8">
                <text:p>8</text:p>
              </table:table-cell>
              <table:table-cell office:value-type="float" office:value="2.51099115592752">
                <text:p>2.51099115592752</text:p>
              </table:table-cell>
              <table:table-cell office:value-type="float" office:value="8">
                <text:p>8</text:p>
              </table:table-cell>
              <table:table-cell office:value-type="float" office:value="2.8049720242976">
                <text:p>2.8049720242976</text:p>
              </table:table-cell>
              <table:table-cell office:value-type="float" office:value="8">
                <text:p>8</text:p>
              </table:table-cell>
              <table:table-cell office:value-type="float" office:value="3.10647985501249">
                <text:p>3.10647985501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16">
                <text:p>16</text:p>
              </table:table-cell>
              <table:table-cell office:value-type="float" office:value="1.25608726045245">
                <text:p>1.25608726045245</text:p>
              </table:table-cell>
              <table:table-cell office:value-type="float" office:value="16">
                <text:p>16</text:p>
              </table:table-cell>
              <table:table-cell office:value-type="float" office:value="1.80380516659888">
                <text:p>1.80380516659888</text:p>
              </table:table-cell>
              <table:table-cell office:value-type="float" office:value="16">
                <text:p>16</text:p>
              </table:table-cell>
              <table:table-cell office:value-type="float" office:value="2.37113722101491">
                <text:p>2.37113722101491</text:p>
              </table:table-cell>
              <table:table-cell office:value-type="float" office:value="16">
                <text:p>16</text:p>
              </table:table-cell>
              <table:table-cell office:value-type="float" office:value="2.90604015735316">
                <text:p>2.90604015735316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98975514138283">
                <text:p>3.98975514138283</text:p>
              </table:table-cell>
              <table:table-cell office:value-type="float" office:value="16">
                <text:p>16</text:p>
              </table:table-cell>
              <table:table-cell office:value-type="float" office:value="4.48214788231686">
                <text:p>4.48214788231686</text:p>
              </table:table-cell>
              <table:table-cell office:value-type="float" office:value="16">
                <text:p>16</text:p>
              </table:table-cell>
              <table:table-cell office:value-type="float" office:value="5.10331993476677">
                <text:p>5.1033199347667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